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top="0cm" fo:margin-bottom="1cm" loext:contextual-spacing="false" fo:text-align="justify" style:justify-single-word="false" fo:background-color="transparent" style:writing-mode="page">
        <style:tab-stops>
          <style:tab-stop style:position="14.288cm" style:leader-style="dotted" style:leader-text="."/>
        </style:tab-stops>
      </style:paragraph-properties>
      <style:text-properties style:font-name="Segoe UI" officeooo:rsid="000061de" officeooo:paragraph-rsid="000061de"/>
    </style:style>
    <style:style style:name="P2" style:family="paragraph" style:parent-style-name="Standard">
      <style:paragraph-properties fo:margin-top="0cm" fo:margin-bottom="1cm" loext:contextual-spacing="false" fo:text-align="justify" style:justify-single-word="false" style:writing-mode="page"/>
      <style:text-properties style:font-name="Segoe UI" officeooo:rsid="000061de" officeooo:paragraph-rsid="000061de"/>
    </style:style>
    <style:style style:name="P3" style:family="paragraph" style:parent-style-name="Standard">
      <style:paragraph-properties fo:margin-top="0cm" fo:margin-bottom="1cm" loext:contextual-spacing="false" fo:text-align="justify" style:justify-single-word="false" style:writing-mode="page"/>
      <style:text-properties style:font-name="Segoe UI" officeooo:rsid="00022465" officeooo:paragraph-rsid="00022465"/>
    </style:style>
    <style:style style:name="P4" style:family="paragraph" style:parent-style-name="Standard">
      <style:paragraph-properties fo:margin-top="0cm" fo:margin-bottom="1cm" loext:contextual-spacing="false" fo:text-align="justify" style:justify-single-word="false" style:writing-mode="page"/>
      <style:text-properties style:font-name="Segoe UI" officeooo:rsid="00011839" officeooo:paragraph-rsid="00011839"/>
    </style:style>
    <style:style style:name="P5" style:family="paragraph" style:parent-style-name="Standard">
      <style:paragraph-properties fo:margin-top="0cm" fo:margin-bottom="1cm" loext:contextual-spacing="false" fo:text-align="justify" style:justify-single-word="false" style:writing-mode="page">
        <style:tab-stops>
          <style:tab-stop style:position="2.408cm" style:type="center"/>
          <style:tab-stop style:position="8.996cm" style:type="center"/>
          <style:tab-stop style:position="15.002cm" style:type="center"/>
        </style:tab-stops>
      </style:paragraph-properties>
      <style:text-properties style:font-name="Segoe UI" officeooo:rsid="00011839" officeooo:paragraph-rsid="00011839"/>
    </style:style>
    <style:style style:name="P6" style:family="paragraph" style:parent-style-name="Standard" style:master-page-name="">
      <style:paragraph-properties fo:margin-top="0cm" fo:margin-bottom="0.3cm" loext:contextual-spacing="false" fo:text-align="justify" style:justify-single-word="false" style:page-number="auto" style:writing-mode="page">
        <style:tab-stops>
          <style:tab-stop style:position="5.001cm" style:leader-style="dotted" style:leader-text="."/>
          <style:tab-stop style:position="6.694cm"/>
          <style:tab-stop style:position="11.404cm" style:leader-style="dotted" style:leader-text="."/>
          <style:tab-stop style:position="13.097cm"/>
          <style:tab-stop style:position="17.009cm" style:leader-style="dotted" style:leader-text="."/>
        </style:tab-stops>
      </style:paragraph-properties>
      <style:text-properties style:font-name="Segoe UI" officeooo:rsid="00011839" officeooo:paragraph-rsid="00011839"/>
    </style:style>
    <style:style style:name="P7" style:family="paragraph" style:parent-style-name="Text_20_body">
      <style:text-properties style:font-name="Segoe UI"/>
    </style:style>
    <style:style style:name="P8" style:family="paragraph" style:parent-style-name="Table_20_Contents">
      <style:text-properties style:font-name="Segoe UI"/>
    </style:style>
    <style:style style:name="P9" style:family="paragraph" style:parent-style-name="Table_20_Contents">
      <style:text-properties style:font-name="Segoe UI" officeooo:rsid="00022465" officeooo:paragraph-rsid="00022465"/>
    </style:style>
    <style:style style:name="P10" style:family="paragraph" style:parent-style-name="Title">
      <style:text-properties style:font-name="Segoe UI Light" fo:font-weight="normal" style:font-weight-asian="normal" style:font-weight-complex="normal"/>
    </style:style>
    <style:style style:name="T1" style:family="text">
      <style:text-properties officeooo:rsid="00011839"/>
    </style:style>
    <style:style style:name="T2" style:family="text">
      <style:text-properties officeooo:rsid="00022465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szköz kölcsönzési szerződés</text:p>
      <text:p text:style-name="P7"/>
      <text:p text:style-name="P1">Alulírott <text:tab/>(név, születési idő, lakcím) (továbbiakban <text:span text:style-name="T3">Bérlő</text:span>) megállapodok a Ganz Ifjúsági Műhely Egyesülettel (<text:span text:style-name="T2">1039 Bp. Hímző utca 11.) </text:span>továbbiakban <text:span text:style-name="T3">Bérbeadó</text:span>), hogy az alábbiakban felsorolt eszközöket díjmentesen rendelkezésemre bocsájtja a szerződés keltét követő <text:span text:style-name="T2">2 hét</text:span> időtartamra.</text:p>
      <text:p text:style-name="P2">A Bérlő kijelenti, hogy a Bérbeadó egyesületi tagja és elfogadja, hogy a bérbe adott eszközöket <text:span text:style-name="T2">a megadott időkereten belül</text:span> és sérülés nélkül visszaszolgáltatja a Bérlőnek. Késedelem és/vagy sérülés esetén a Bérbeadó jogosult a Bérlőtől vagy annak <text:span text:style-name="T1">gondozójától pénzügyi kártérítést követelni, maximum a bérbe adott eszközök értékében. Késedelmes visszaszolgáltatás esetén a Bérbeadó jogosult késedelmi díjat követelni, amelynek összege 1000 Ft / hét.</text:span></text:p>
      <text:p text:style-name="P3">A megadott időkereten belül a kölcsönzési szerződés meghosszabbítása lehetséges. Iskolai vagy egyéb elfoglaltság esetén egyéni elbírálásban a késedelmi díjtól a Bérbeadó eltekinthet.</text:p>
      <text:p text:style-name="P4">A bérbe adott eszközök listája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Megnevezés</text:p>
          </table:table-cell>
          <table:table-cell table:style-name="Table1.A1" office:value-type="string">
            <text:p text:style-name="P9">Leltári szám</text:p>
          </table:table-cell>
          <table:table-cell table:style-name="Table1.C1" office:value-type="string">
            <text:p text:style-name="P9">Érték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4"/>
      <text:p text:style-name="P4"/>
      <text:p text:style-name="P6"><text:tab/><text:tab/><text:tab/><text:tab/><text:tab/></text:p>
      <text:p text:style-name="P5"><text:tab/>Egyesületi képvis<text:span text:style-name="T2">el</text:span>ő <text:tab/>Bérlő <text:tab/>Ke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0061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9:11:02.849000000</meta:creation-date>
    <dc:date>2017-11-03T20:04:11.776000000</dc:date>
    <meta:editing-duration>PT22M13S</meta:editing-duration>
    <meta:editing-cycles>3</meta:editing-cycles>
    <meta:generator>LibreOffice/5.4.2.2$Windows_x86 LibreOffice_project/22b09f6418e8c2d508a9eaf86b2399209b0990f4</meta:generator>
    <meta:print-date>2017-11-03T19:42:41.599000000</meta:print-date>
    <meta:document-statistic meta:table-count="1" meta:image-count="0" meta:object-count="0" meta:page-count="1" meta:paragraph-count="10" meta:word-count="134" meta:character-count="1040" meta:non-whitespace-character-count="906"/>
  </office:meta>
</office:document-meta>
</file>